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40%" draw:textarea-horizontal-align="justify" draw:textarea-vertical-align="top" draw:auto-grow-height="false" fo:min-height="1.75cm" fo:min-width="2.1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05cm" fo:min-width="1.4cm"/>
      <style:paragraph-properties style:writing-mode="lr-tb"/>
    </style:style>
    <style:style style:name="P1" style:family="paragraph">
      <style:paragraph-properties fo:text-align="center" style:writing-mode="lr-tb"/>
      <style:text-properties fo:font-size="6pt" style:font-size-asian="6pt" style:font-size-complex="6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6pt" style:font-size-complex="6pt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cm" svg:height="2cm" svg:x="9.9cm" svg:y="13cm">
          <text:p text:style-name="P1"><text:span text:style-name="T1">Main Area</text:span></text:p>
          <text:p text:style-name="P1"><text:span text:style-name="T1"/></text:p>
          <text:p text:style-name="P1"><text:span text:style-name="T1">Func startArea()</text:span></text:p>
          <text:p text:style-name="P1"><text:span text:style-name="T1"/></text:p>
          <text:p text:style-name="P1"><text:span text:style-name="T1">Ax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2cm" svg:x="9.9cm" svg:y="15.7cm">
          <text:p text:style-name="P2"><text:span text:style-name="T2">S </text:span><text:span text:style-name="T1">Area</text:span></text:p>
          <text:p text:style-name="P1"><text:span text:style-name="T1"/></text:p>
          <text:p text:style-name="P1"><text:span text:style-name="T2">Func s</text:span><text:span text:style-name="T1">Area(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2cm" svg:x="6.6cm" svg:y="13cm">
          <text:p text:style-name="P2"><text:span text:style-name="T2">W </text:span><text:span text:style-name="T1">Area</text:span></text:p>
          <text:p text:style-name="P1"><text:span text:style-name="T1"/></text:p>
          <text:p text:style-name="P1"><text:span text:style-name="T2">Func w</text:span><text:span text:style-name="T1">Area(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2cm" svg:x="6.6cm" svg:y="15.7cm">
          <text:p text:style-name="P2"><text:span text:style-name="T2">SW </text:span><text:span text:style-name="T1">Area</text:span></text:p>
          <text:p text:style-name="P1"><text:span text:style-name="T1"/></text:p>
          <text:p text:style-name="P1"><text:span text:style-name="T2">Func sw</text:span><text:span text:style-name="T1">Area(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2cm" svg:x="13.3cm" svg:y="15.7cm">
          <text:p text:style-name="P2"><text:span text:style-name="T2">SE </text:span><text:span text:style-name="T1">Area</text:span></text:p>
          <text:p text:style-name="P1"><text:span text:style-name="T1"/></text:p>
          <text:p text:style-name="P1"><text:span text:style-name="T2">Func se</text:span><text:span text:style-name="T1">Area(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2cm" svg:x="13.3cm" svg:y="13cm">
          <text:p text:style-name="P2"><text:span text:style-name="T2">E </text:span><text:span text:style-name="T1">Area</text:span></text:p>
          <text:p text:style-name="P1"><text:span text:style-name="T1"/></text:p>
          <text:p text:style-name="P1"><text:span text:style-name="T2">Func e</text:span><text:span text:style-name="T1">Area(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2cm" svg:x="13.2cm" svg:y="10.3cm">
          <text:p text:style-name="P2"><text:span text:style-name="T2">NE </text:span><text:span text:style-name="T1">Area</text:span></text:p>
          <text:p text:style-name="P1"><text:span text:style-name="T1"/></text:p>
          <text:p text:style-name="P1"><text:span text:style-name="T2">Func ne</text:span><text:span text:style-name="T1">Area()</text:span></text:p>
          <text:p text:style-name="P1"><text:span text:style-name="T1"/></text:p>
          <text:p text:style-name="P1"><text:span text:style-name="T1">Monst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2cm" svg:x="9.9cm" svg:y="10.3cm">
          <text:p text:style-name="P2"><text:span text:style-name="T2">N </text:span><text:span text:style-name="T1">Area</text:span></text:p>
          <text:p text:style-name="P1"><text:span text:style-name="T1"/></text:p>
          <text:p text:style-name="P1"><text:span text:style-name="T2">Func n</text:span><text:span text:style-name="T1">Area(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2cm" svg:x="6.6cm" svg:y="10.3cm">
          <text:p text:style-name="P2"><text:span text:style-name="T2">NW </text:span><text:span text:style-name="T1">Area</text:span></text:p>
          <text:p text:style-name="P1"><text:span text:style-name="T1"/></text:p>
          <text:p text:style-name="P1"><text:span text:style-name="T2">Func nw</text:span><text:span text:style-name="T1">Area()</text:span></text:p>
          <text:p text:style-name="P1"><text:span text:style-name="T1"/></text:p>
          <text:p text:style-name="P1"><text:span text:style-name="T1">Weap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2cm" svg:x="9.9cm" svg:y="7.6cm">
          <text:p text:style-name="P1"><text:span text:style-name="T1">Exit</text:span></text:p>
          <text:p text:style-name="P1"><text:span text:style-name="T1"/></text:p>
          <text:p text:style-name="P1"><text:span text:style-name="T2">Func exit</text:span><text:span text:style-name="T1">Area()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2cm" svg:y1="14cm" svg:x2="9.9cm" svg:y2="14cm">
          <text:p/>
        </draw:line>
        <draw:line draw:style-name="gr2" draw:text-style-name="P3" draw:layer="layout" svg:x1="7.8cm" svg:y1="13cm" svg:x2="7.8cm" svg:y2="12.3cm">
          <text:p/>
        </draw:line>
        <draw:line draw:style-name="gr2" draw:text-style-name="P3" draw:layer="layout" svg:x1="7.8cm" svg:y1="15.7cm" svg:x2="7.8cm" svg:y2="15cm">
          <text:p/>
        </draw:line>
        <draw:line draw:style-name="gr2" draw:text-style-name="P3" draw:layer="layout" svg:x1="11.1cm" svg:y1="15.7cm" svg:x2="11.1cm" svg:y2="15cm">
          <text:p/>
        </draw:line>
        <draw:line draw:style-name="gr2" draw:text-style-name="P3" draw:layer="layout" svg:x1="9.2cm" svg:y1="16.7cm" svg:x2="9.9cm" svg:y2="16.7cm">
          <text:p/>
        </draw:line>
        <draw:line draw:style-name="gr2" draw:text-style-name="P3" draw:layer="layout" svg:x1="12.5cm" svg:y1="16.6cm" svg:x2="13.2cm" svg:y2="16.6cm">
          <text:p/>
        </draw:line>
        <draw:line draw:style-name="gr2" draw:text-style-name="P3" draw:layer="layout" svg:x1="12.5cm" svg:y1="11.3cm" svg:x2="13.2cm" svg:y2="11.3cm">
          <text:p/>
        </draw:line>
        <draw:line draw:style-name="gr2" draw:text-style-name="P3" draw:layer="layout" svg:x1="14.6cm" svg:y1="15.7cm" svg:x2="14.6cm" svg:y2="15cm">
          <text:p/>
        </draw:line>
        <draw:line draw:style-name="gr2" draw:text-style-name="P3" draw:layer="layout" svg:x1="14.5cm" svg:y1="13cm" svg:x2="14.5cm" svg:y2="12.3cm">
          <text:p/>
        </draw:line>
        <draw:line draw:style-name="gr2" draw:text-style-name="P3" draw:layer="layout" svg:x1="11.2cm" svg:y1="10.3cm" svg:x2="11.2cm" svg:y2="9.6cm">
          <text:p/>
        </draw:line>
        <draw:custom-shape draw:style-name="gr3" draw:text-style-name="P1" draw:layer="layout" svg:width="1.9cm" svg:height="0.3cm" svg:x="6.9cm" svg:y="12.5cm">
          <text:p text:style-name="P1"><text:span text:style-name="T1">Log (needs axe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2T00:20:51.812812283</meta:creation-date>
    <dc:date>2022-09-22T17:31:20.634406739</dc:date>
    <meta:editing-duration>PT14M54S</meta:editing-duration>
    <meta:editing-cycles>3</meta:editing-cycles>
    <meta:generator>LibreOffice/6.4.7.2$Linux_X86_64 LibreOffice_project/40$Build-2</meta:generator>
    <meta:document-statistic meta:object-count="21"/>
  </office:meta>
</office:document-meta>
</file>